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2D000005A0CA6EDCE619063E18.png" manifest:media-type="image/png"/>
  <manifest:file-entry manifest:full-path="Pictures/100002010000042D0000052F1B7EFC5C02FF735D.png" manifest:media-type="image/png"/>
  <manifest:file-entry manifest:full-path="Pictures/100002010000042D000007BE98983EFF106DD115.png" manifest:media-type="image/png"/>
  <manifest:file-entry manifest:full-path="Pictures/1000020100000281000002BD407D3A63B81C080D.png" manifest:media-type="image/png"/>
  <manifest:file-entry manifest:full-path="Pictures/10013D2D00004240000048734AEDAB2D7DEBF948.svg" manifest:media-type="image/svg+xml"/>
  <manifest:file-entry manifest:full-path="Pictures/100002010000042D000005A005DB74ACAE39E94F.png" manifest:media-type="image/png"/>
  <manifest:file-entry manifest:full-path="Pictures/100002010000042D0000052FFC9841165CE326F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percu" svg:font-family="Apercu, apple-system, BlinkMacSystemFont, 'Segoe UI', Roboto, Ubuntu, Cantarell, 'Fira Sans', 'Droid Sans', 'Helvetica Neue', sans-serif"/>
    <style:font-face style:name="Lohit Devanagari1" svg:font-family="'Lohit Devanagari'"/>
    <style:font-face style:name="Monaco" svg:font-family="Monaco, Menlo, 'Ubuntu Mono', 'Droid Sans Mono', Consolas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d698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398in, 1.9264in, 1.0764in, 0.2693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><draw:frame draw:style-name="fr2" draw:name="Image1" text:anchor-type="char" svg:width="6.6929in" svg:height="8.3083in" draw:z-index="0"><draw:image xlink:href="Pictures/100002010000042D0000052FFC9841165CE326F1.png" xlink:type="simple" xlink:show="embed" xlink:actuate="onLoad" loext:mime-type="image/png"/></draw:frame><text:line-break/>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4" draw:name="Image2" text:anchor-type="char" svg:width="6.6772in" svg:height="7.302in" draw:z-index="1"><draw:image xlink:href="Pictures/10013D2D00004240000048734AEDAB2D7DEBF948.svg" xlink:type="simple" xlink:show="embed" xlink:actuate="onLoad" loext:mime-type="image/svg+xml"/><draw:image xlink:href="Pictures/1000020100000281000002BD407D3A63B81C080D.png" xlink:type="simple" xlink:show="embed" xlink:actuate="onLoad" loext:mime-type="image/png"/></draw:frame><text:lin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1"><draw:frame draw:style-name="fr2" draw:name="Image3" text:anchor-type="char" svg:width="6.6929in" svg:height="8.3083in" draw:z-index="2"><draw:image xlink:href="Pictures/100002010000042D0000052F1B7EFC5C02FF735D.png" xlink:type="simple" xlink:show="embed" xlink:actuate="onLoad" loext:mime-type="image/png"/></draw:frame><text:line-break/>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3" draw:name="Image4" text:anchor-type="char" svg:x="0.3465in" svg:y="-0.0217in" svg:width="5.0626in" svg:height="10.0311in" draw:z-index="3"><draw:image xlink:href="Pictures/100002010000042D000007BE98983EFF106DD115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5" text:anchor-type="char" svg:width="6.6929in" svg:height="9.0154in" draw:z-index="4"><draw:image xlink:href="Pictures/100002010000042D000005A005DB74ACAE39E94F.png" xlink:type="simple" xlink:show="embed" xlink:actuate="onLoad" loext:mime-type="image/png"/></draw:frame><text:soft-page-break/><text:line-break/></text:p>
      <text:p text:style-name="P1"/>
      <text:p text:style-name="P1"/>
      <text:p text:style-name="P1"/>
      <text:p text:style-name="P1"><draw:frame draw:style-name="fr1" draw:name="Image6" text:anchor-type="char" svg:width="6.6929in" svg:height="9.0154in" draw:z-index="5"><draw:image xlink:href="Pictures/100002010000042D000005A0CA6EDCE619063E18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percu" svg:font-family="Apercu, apple-system, BlinkMacSystemFont, 'Segoe UI', Roboto, Ubuntu, Cantarell, 'Fira Sans', 'Droid Sans', 'Helvetica Neue', sans-serif"/>
    <style:font-face style:name="Lohit Devanagari1" svg:font-family="'Lohit Devanagari'"/>
    <style:font-face style:name="Monaco" svg:font-family="Monaco, Menlo, 'Ubuntu Mono', 'Droid Sans Mono', Consolas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0T13:50:32.654232991</meta:creation-date>
    <dc:date>2022-02-10T14:04:05.267437916</dc:date>
    <meta:editing-duration>PT3M22S</meta:editing-duration>
    <meta:editing-cycles>1</meta:editing-cycles>
    <meta:document-statistic meta:table-count="0" meta:image-count="6" meta:object-count="0" meta:page-count="6" meta:paragraph-count="4" meta:word-count="0" meta:character-count="4" meta:non-whitespace-character-count="0"/>
    <meta:generator>LibreOffice/6.4.7.2$Linux_X86_64 LibreOffice_project/40$Build-2</meta:generator>
  </office:meta>
</office:document-meta>
</file>